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ff3" officeooo:paragraph-rsid="001c8f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6T23:13:23.274290472</meta:creation-date>
    <dc:date>2021-09-16T23:13:45.410150767</dc:date>
    <meta:editing-duration>PT2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1.5.2$Linux_X86_64 LibreOffice_project/10$Build-2</meta:generator>
  </office:meta>
</office:document-meta>
</file>